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11cm" fo:min-width="2.86cm" fo:padding-top="0.15cm" fo:padding-bottom="0.15cm" fo:padding-left="0.275cm" fo:padding-right="0.27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="solid" draw:fill-color="#cccccc" draw:textarea-horizontal-align="justify" draw:textarea-vertical-align="middle" draw:auto-grow-height="false" fo:min-height="0.074cm" fo:min-width="0cm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svg:stroke-color="#000000" draw:marker-start-width="0.25cm" draw:marker-end-width="0.2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17cm" fo:min-width="0.2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svg:stroke-color="#000000" draw:marker-start="Dimension_20_Lines" draw:marker-start-width="0.25cm" draw:marker-end="Dimension_20_Lines" draw:marker-end-width="0.25cm" draw:fill="none" draw:textarea-vertical-align="middle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352cm" fo:min-width="2.102cm" fo:padding-top="0.15cm" fo:padding-bottom="0.15cm" fo:padding-left="0.275cm" fo:padding-right="0.275cm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svg:title>TexMaths</svg:title>
          <svg:desc>12§latex§$\vec{M}_{g}=\vec{r}_{a}\times \vec{F}_{g}$§svg§600§TRUE§</svg:desc>
          <draw:g draw:style-name="gr2">
            <draw:path draw:style-name="gr3" draw:text-style-name="P1" draw:layer="layout" svg:width="0.186cm" svg:height="0.083cm" svg:x="6.367cm" svg:y="5.268cm" svg:viewBox="0 0 187 84" svg:d="M150 50c-6 5-19 17-19 25 0 4 3 9 8 9 4 0 6-4 7-6 6-6 16-18 34-28 4-1 7-3 7-8s-2-6-6-8c-9-6-13-15-17-24-1-4-2-10-8-10s-8 6-8 10c0 1 2 15 9 24-47 0-94 0-141 0-8 0-16 0-16 8s8 8 16 8c44 0 89 0 134 0z">
              <text:p/>
            </draw:path>
            <draw:path draw:style-name="gr3" draw:text-style-name="P1" draw:layer="layout" svg:width="0.421cm" svg:height="0.285cm" svg:x="6.183cm" svg:y="5.388cm" svg:viewBox="0 0 422 286" svg:d="M373 32c4-15 5-19 36-19 10 0 13 0 13-8 0-5-3-5-11-5-18 0-37 0-56 0-11 0-11 0-16 7-51 80-103 160-154 240-11-79-22-158-33-237-1-10-2-10-13-10-19 0-38 0-57 0-9 0-14 0-14 7 0 6 5 6 14 6 4 0 13 0 18 0 6 1 9 3 9 7 0 2-1 3-2 9-18 71-36 142-54 213-4 17-11 30-45 31-2 0-8 1-8 8 0 4 2 5 6 5 13 0 29-1 42-1 14 0 30 1 43 1 3 0 9 0 9-8 0-5-5-5-9-5-24 0-27-8-27-18 0-4 0-5 1-10 19-76 38-152 57-228 12 86 24 173 36 260 2 4 2 9 8 9 3 0 7-5 8-7 57-89 114-177 170-266 1 0 1 0 1 0-20 80-40 161-61 241-3 15-4 19-38 19-7 0-11 0-11 8 0 5 5 5 6 5 12 0 41-1 52-1 18 0 36 1 52 1 3 0 9 0 9-8 0-5-4-5-12-5-16 0-28 0-28-7 0-1 0-3 3-10 18-74 37-149 56-224z">
              <text:p/>
            </draw:path>
            <draw:path draw:style-name="gr3" draw:text-style-name="P1" draw:layer="layout" svg:width="0.144cm" svg:height="0.188cm" svg:x="6.587cm" svg:y="5.608cm" svg:viewBox="0 0 145 189" svg:d="M144 20c1-4 1-4 1-6 0-6-5-9-9-9-8 0-14 6-15 11-5-8-14-16-30-16-37 0-75 38-75 80 0 31 20 49 45 49 13 0 27-7 36-16-2 9-4 18-6 27-3 12-6 20-17 30-13 11-25 11-32 11-14 0-18-1-23-3 7-3 9-10 9-14 0-7-5-11-11-11-9 0-17 7-17 18 0 18 25 18 42 18 46 0 66-24 70-41 10-42 21-85 32-128zM103 90c-1 5-1 5-6 11-11 12-24 20-36 20-14 0-21-13-21-28 0-13 7-46 15-59 12-21 27-27 36-27 21 0 27 23 27 25s0 2-2 5c-4 18-8 35-13 53z">
              <text:p/>
            </draw:path>
            <draw:path draw:style-name="gr3" draw:text-style-name="P1" draw:layer="layout" svg:width="0.28cm" svg:height="0.098cm" svg:x="6.911cm" svg:y="5.519cm" svg:viewBox="0 0 281 99" svg:d="M266 18c6 0 15-1 15-10s-9-8-15-8c-84 0-168 0-252 0-6 0-14-1-14 8s8 10 14 10c84 0 168 0 252 0zM266 99c6 0 15 1 15-8s-9-10-15-10c-84 0-168 0-252 0-6 0-14 1-14 10s8 8 14 8c84 0 168 0 252 0z">
              <text:p/>
            </draw:path>
            <draw:path draw:style-name="gr3" draw:text-style-name="P1" draw:layer="layout" svg:width="0.186cm" svg:height="0.082cm" svg:x="7.396cm" svg:y="5.374cm" svg:viewBox="0 0 187 83" svg:d="M150 50c-6 5-20 17-20 24 0 5 4 9 8 9s6-3 8-5c5-7 15-18 34-28 2-2 7-3 7-8s-3-7-6-8c-9-8-14-15-18-24 0-5-2-10-8-10s-9 5-9 8 4 16 11 26c-47 0-95 0-143 0-7 0-14 0-14 8s7 8 14 8c46 0 91 0 136 0z">
              <text:p/>
            </draw:path>
            <draw:path draw:style-name="gr3" draw:text-style-name="P1" draw:layer="layout" svg:width="0.171cm" svg:height="0.189cm" svg:x="7.344cm" svg:y="5.488cm" svg:viewBox="0 0 172 190" svg:d="M25 160c-1 8-3 17-3 20 0 7 6 10 12 10 4 0 13-3 15-12 1-1 16-58 17-65 4-15 11-44 13-56 3-4 15-25 24-34 4-3 16-13 34-13 11 0 12 3 18 4-13 3-22 12-22 23 0 7 4 16 16 16 11 0 23-10 23-25s-14-28-35-28c-28 0-46 20-54 32-4-19-18-32-39-32-19 0-27 17-31 24-7 14-13 39-13 41 0 4 5 4 6 4 4 0 4-1 7-9 7-30 16-50 30-50 7 0 13 3 13 19 0 8-1 13-7 34-8 33-16 65-24 97z">
              <text:p/>
            </draw:path>
            <draw:path draw:style-name="gr3" draw:text-style-name="P1" draw:layer="layout" svg:width="0.149cm" svg:height="0.131cm" svg:x="7.541cm" svg:y="5.608cm" svg:viewBox="0 0 150 132" svg:d="M106 17c-6-10-16-17-30-17-38 0-76 41-76 83 0 28 19 49 44 49 16 0 30-9 42-21 5 18 23 21 30 21 11 0 18-6 24-16 6-11 10-27 10-29 0-4-4-4-5-4-3 0-5 1-6 9-3 15-9 31-21 31-9 0-10-6-10-14 0-5 2-16 4-23 2-8 6-20 7-26 2-8 4-15 6-23 1-7 5-21 5-23 0-6-5-9-10-9s-12 3-14 12zM88 92c-3 9-9 15-16 21-2 1-14 10-26 10s-22-7-22-27c0-16 8-48 14-60 15-24 29-29 38-29 20 0 26 23 26 27 0 1 0 2-1 3-5 18-9 37-13 55z">
              <text:p/>
            </draw:path>
            <draw:path draw:style-name="gr3" draw:text-style-name="P1" draw:layer="layout" svg:width="0.203cm" svg:height="0.201cm" svg:x="7.882cm" svg:y="5.468cm" svg:viewBox="0 0 204 202" svg:d="M102 90c-28-28-56-56-84-84-5-5-6-6-10-6-3 0-8 4-8 8 0 3 1 4 6 9 28 28 56 56 84 84-28 28-56 56-84 85-5 4-6 6-6 8 0 5 5 8 8 8 4 0 5-1 10-6 28-28 56-56 84-83 29 29 58 58 88 87 2 1 3 2 6 2 4 0 8-3 8-8 0-1 0-2-1-5 0-1-67-67-89-88 26-26 52-52 78-77 1-2 8-7 10-10 1-1 2-3 2-6 0-4-4-8-8-8s-5 1-10 6c-28 28-56 56-84 84z">
              <text:p/>
            </draw:path>
            <draw:path draw:style-name="gr3" draw:text-style-name="P1" draw:layer="layout" svg:width="0.185cm" svg:height="0.083cm" svg:x="8.381cm" svg:y="5.268cm" svg:viewBox="0 0 186 84" svg:d="M149 50c-5 5-19 17-19 25 0 4 3 9 8 9 4 0 6-4 8-6 5-6 15-18 33-28 3-1 7-3 7-8s-2-6-6-8c-8-6-13-15-17-24-1-4-2-10-8-10s-9 6-9 10c0 1 4 15 10 24-47 0-94 0-142 0-7 0-14 0-14 8s7 8 14 8c45 0 90 0 135 0z">
              <text:p/>
            </draw:path>
            <draw:path draw:style-name="gr3" draw:text-style-name="P1" draw:layer="layout" svg:width="0.299cm" svg:height="0.284cm" svg:x="8.257cm" svg:y="5.389cm" svg:viewBox="0 0 300 285" svg:d="M112 148c14 0 28 0 42 0 31 0 34 8 34 20 0 2 0 8-3 20 0 2-1 4-1 5 0 3 2 5 4 5 5 0 5-2 8-9 7-30 15-61 22-91 2-5 2-6 2-7s-1-5-5-5-5 3-6 10c-10 32-19 39-55 39-13 0-26 0-39 0 9-35 19-71 28-106 3-15 3-16 23-16 18 0 36 0 55 0 51 0 61 13 61 46 0 9 0 12-1 22 0 6 0 6 0 8s1 6 5 6 4-3 6-11c2-25 5-49 8-73 1-11-1-11-12-11-69 0-138 0-206 0-9 0-12 0-12 8 0 5 3 5 10 5 16 0 28 0 28 7 0 2 0 3-1 10-19 74-38 148-57 223-3 15-4 19-38 19-7 0-12 0-12 8 0 5 6 5 7 5 12 0 43-1 55-1 15 0 50 1 63 1 5 0 9 0 9-8 0-3-1-3-2-4s-2-1-12-1-12 0-22 0c-13-1-14-4-14-9 0-1 0-3 2-9 9-35 17-70 26-106z">
              <text:p/>
            </draw:path>
            <draw:path draw:style-name="gr3" draw:text-style-name="P1" draw:layer="layout" svg:width="0.144cm" svg:height="0.188cm" svg:x="8.526cm" svg:y="5.608cm" svg:viewBox="0 0 145 189" svg:d="M144 20c1-4 1-4 1-6 0-6-6-9-11-9-6 0-12 6-13 11-5-8-14-16-30-16-37 0-75 38-75 80 0 31 20 49 44 49 14 0 26-7 37-16-2 9-4 18-6 27-3 12-6 20-17 30-13 11-26 11-33 11-13 0-17-1-23-3 7-3 10-10 10-14 0-7-6-11-11-11-9 0-17 7-17 18 0 18 25 18 41 18 47 0 67-24 71-41 10-42 21-85 32-128zM103 90c-1 5-1 5-6 11-11 12-25 20-36 20-15 0-23-13-23-28 0-13 9-46 17-59 12-21 25-27 36-27 21 0 27 23 27 25s0 2-2 5c-4 18-8 35-13 53z">
              <text:p/>
            </draw:path>
          </draw:g>
        </draw:g>
        <draw:custom-shape draw:style-name="gr4" draw:text-style-name="P2" draw:layer="layout" svg:width="4.75cm" svg:height="4.75cm" svg:x="1.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3.226cm" svg:y="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2" draw:layer="layout" svg:width="2.79cm" svg:height="1.505cm" draw:transform="rotate (-1.76819306519546) translate (6.45949271598074cm 3.74100085632468cm)" svg:viewBox="0 0 2791 1506" svg:d="M0 46c927-207 2300 283 2791 1460">
          <text:p/>
        </draw:path>
        <draw:g draw:style-name="gr1">
          <svg:title>TexMaths</svg:title>
          <svg:desc>12§latex§$\vec{r}_{a}$§svg§600§TRUE§</svg:desc>
          <draw:g draw:style-name="gr2">
            <draw:path draw:style-name="gr3" draw:text-style-name="P1" draw:layer="layout" svg:width="0.185cm" svg:height="0.082cm" svg:x="3.038cm" svg:y="2.168cm" svg:viewBox="0 0 186 83" svg:d="M149 50c-6 5-20 17-20 24 0 5 5 9 8 9 5 0 6-3 9-5 5-6 14-18 33-28 3-1 7-3 7-8s-3-7-6-8c-9-8-14-15-18-24 0-4-2-10-8-10s-8 6-8 8c0 3 3 16 10 26-47 0-93 0-140 0-8 0-16 0-16 8s8 8 16 8c44 0 89 0 133 0z">
              <text:p/>
            </draw:path>
            <draw:path draw:style-name="gr3" draw:text-style-name="P1" draw:layer="layout" svg:width="0.17cm" svg:height="0.189cm" svg:x="2.988cm" svg:y="2.282cm" svg:viewBox="0 0 171 190" svg:d="M25 160c-1 8-3 17-3 18 0 9 4 12 11 12 5 0 12-3 16-12 0-1 14-58 17-66 2-14 10-43 13-55 1-4 13-25 24-33 2-4 14-14 33-14 11 0 11 3 17 4-12 3-22 12-22 23 0 7 5 16 16 16s24-10 24-25-15-28-35-28c-27 0-46 20-54 32-3-19-19-32-38-32s-27 17-31 24c-7 14-13 39-13 41 0 4 3 3 5 4 5 0 5-1 7-9 7-30 15-50 31-50 7 0 13 3 13 19 0 8-1 13-7 34-8 33-16 65-24 97z">
              <text:p/>
            </draw:path>
            <draw:path draw:style-name="gr3" draw:text-style-name="P1" draw:layer="layout" svg:width="0.148cm" svg:height="0.132cm" svg:x="3.183cm" svg:y="2.4cm" svg:viewBox="0 0 149 133" svg:d="M105 18c-6-10-15-18-30-18-37 0-75 42-75 84 0 28 19 49 44 49 16 0 30-10 42-21 5 18 23 21 30 21 11 0 18-6 23-16 7-12 10-28 10-30 0-3-3-3-4-3-4 0-5 1-6 9-4 15-10 31-22 31-8 0-9-6-9-14 0-5 2-15 3-23 2-8 6-20 7-26 2-8 4-15 6-23 1-7 5-21 5-22 0-6-5-10-10-10-4 0-11 4-14 12zM87 93c-2 9-8 15-15 19-3 3-15 12-27 12-10 0-21-7-21-28 0-16 8-48 15-59 14-24 28-29 36-29 21 0 27 23 27 27 0 1 0 2-2 3-4 19-8 37-13 55z">
              <text:p/>
            </draw:path>
          </draw:g>
        </draw:g>
        <draw:custom-shape draw:style-name="gr7" draw:text-style-name="P1" draw:layer="layout" svg:width="0.05cm" svg:height="0.05cm" svg:x="3.452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3.5cm" svg:y1="1.103cm" svg:x2="8.75cm" svg:y2="1.103cm">
          <text:p/>
        </draw:line>
        <draw:line draw:style-name="gr8" draw:text-style-name="P2" draw:layer="layout" svg:x1="9.025cm" svg:y1="3.028cm" svg:x2="9.025cm" svg:y2="1.378cm">
          <text:p/>
        </draw:line>
        <draw:custom-shape draw:style-name="gr5" draw:text-style-name="P3" draw:layer="layout" svg:width="0.5cm" svg:height="0.5cm" svg:x="8.527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5cm" svg:height="0.05cm" svg:x="8.753cm" svg:y="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5cm" svg:height="0.75cm" svg:x="8.4cm" svg:y="3.023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2" draw:layer="layout" svg:x1="3.48cm" svg:y1="3.42cm" svg:x2="3.48cm" svg:y2="1.15cm">
          <text:p/>
        </draw:line>
        <draw:g draw:style-name="gr1">
          <svg:title>TexMaths</svg:title>
          <svg:desc>12§latex§$\vec{F}_{g}$§svg§600§TRUE§</svg:desc>
          <draw:g draw:style-name="gr2">
            <draw:path draw:style-name="gr3" draw:text-style-name="P1" draw:layer="layout" svg:width="0.186cm" svg:height="0.083cm" svg:x="6.31cm" svg:y="0.5cm" svg:viewBox="0 0 187 84" svg:d="M150 50c-6 5-21 17-21 25 0 4 5 9 9 9 3 0 6-4 8-6 5-6 15-18 34-28 2-1 7-3 7-8s-4-6-6-8c-10-6-14-15-18-24 0-4-2-10-8-10s-9 6-9 10c0 1 4 15 11 24-47 0-94 0-141 0-8 0-16 0-16 8s8 8 16 8c44 0 89 0 134 0z">
              <text:p/>
            </draw:path>
            <draw:path draw:style-name="gr3" draw:text-style-name="P1" draw:layer="layout" svg:width="0.297cm" svg:height="0.284cm" svg:x="6.188cm" svg:y="0.621cm" svg:viewBox="0 0 298 285" svg:d="M111 148c14 0 28 0 41 0 31 0 35 8 35 20 0 2 0 8-3 20-1 2-1 4-1 5 0 3 3 5 5 5 4 0 4-2 6-9 8-30 15-61 23-91 1-5 1-6 1-7s-1-5-5-5-5 3-6 10c-8 32-18 39-54 39-12 0-25 0-38 0 9-35 18-71 26-106 4-15 5-16 23-16 19 0 38 0 56 0 52 0 62 13 62 46 0 9 0 12-2 22-1 6-1 6-1 8s1 6 5 6c5 0 5-3 6-11 3-25 5-49 8-73 1-11-1-11-10-11-69 0-138 0-207 0-8 0-13 0-13 8 0 5 4 5 12 5 16 0 28 0 28 7 0 2 0 3-3 10-18 74-36 148-55 223-4 15-4 19-38 19-7 0-12 0-12 8 0 5 5 5 6 5 13 0 44-1 56-1 13 0 48 1 63 1 3 0 8 0 8-8 0-3-2-3-2-4-2-1-3-1-12-1s-11 0-22 0c-12-1-13-4-13-9 0-1 0-3 1-9 9-35 18-70 26-106z">
              <text:p/>
            </draw:path>
            <draw:path draw:style-name="gr3" draw:text-style-name="P1" draw:layer="layout" svg:width="0.144cm" svg:height="0.188cm" svg:x="6.455cm" svg:y="0.84cm" svg:viewBox="0 0 145 189" svg:d="M144 20c1-4 1-4 1-6 0-6-6-9-11-9-6 0-12 6-13 11-5-8-14-16-30-16-37 0-75 38-75 80 0 31 20 49 44 49 14 0 26-7 37-16-2 9-4 18-6 27-4 12-6 20-17 30-13 11-25 11-33 11-13 0-17-1-22-3 7-3 9-10 9-14 0-7-5-11-11-11-9 0-17 7-17 18 0 18 25 18 42 18 45 0 66-24 69-41 11-42 22-85 33-128zM103 90c-1 5-1 5-6 11-11 12-25 20-36 20-14 0-21-13-21-28 0-13 7-46 15-59 12-21 26-27 36-27 20 0 26 23 26 25s0 2-1 5c-4 18-9 35-13 53z">
              <text:p/>
            </draw:path>
          </draw:g>
        </draw:g>
        <draw:g draw:style-name="gr1">
          <svg:title>TexMaths</svg:title>
          <svg:desc>12§latex§$m$§svg§600§TRUE§</svg:desc>
          <draw:g draw:style-name="gr2">
            <draw:path draw:style-name="gr3" draw:text-style-name="P1" draw:layer="layout" svg:width="0.343cm" svg:height="0.189cm" svg:x="8.883cm" svg:y="3.34cm" svg:viewBox="0 0 344 190" svg:d="M25 161c-1 6-3 16-3 18 0 7 4 11 12 11 4 0 12-4 15-12 3-10 5-20 7-31 4-13 7-25 10-38 2-9 5-18 7-27 1-7 5-19 6-22 6-13 28-50 68-50 18 0 23 15 23 28 0 11-3 23-7 35-4 16-7 32-11 48-3 11-6 22-9 33-2 8-5 23-5 25 0 7 6 11 12 11 13 0 15-11 19-24 6-23 22-84 25-101 1-5 24-55 70-55 18 0 22 14 22 28 0 25-18 73-26 94-3 11-6 15-6 23 0 21 16 35 35 35 39 0 55-61 55-65s-4-4-5-4c-5 0-5 2-6 8-7 23-20 51-43 51-7 0-11-3-11-13 0-11 5-20 9-30 7-22 25-68 25-93 0-26-16-44-48-44s-53 18-68 41c-2-6-3-21-15-30-9-9-24-11-33-11-39 0-59 26-66 36-3-24-19-36-39-36-19 0-27 17-31 24-7 14-13 40-13 41 0 4 3 2 5 4 5 0 5 0 7-10 7-30 16-49 31-49 6 0 13 2 13 19 0 8-1 13-7 35-8 32-16 65-24 97z">
              <text:p/>
            </draw:path>
          </draw:g>
        </draw:g>
        <draw:custom-shape draw:style-name="gr11" draw:text-style-name="P2" draw:layer="layout" svg:width="3.75cm" svg:height="3.75cm" svg:x="1.6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.98cm" svg:y1="4.542cm" svg:x2="3.43cm" svg:y2="3.527cm">
          <text:p/>
        </draw:line>
        <draw:g draw:style-name="gr1">
          <svg:title>TexMaths</svg:title>
          <svg:desc>12§latex§$r_{i}$§svg§600§TRUE§</svg:desc>
          <draw:g draw:style-name="gr2">
            <draw:path draw:style-name="gr3" draw:text-style-name="P1" draw:layer="layout" svg:width="0.168cm" svg:height="0.189cm" svg:x="2.39cm" svg:y="3.67cm" svg:viewBox="0 0 169 190" svg:d="M25 160c-1 7-5 17-5 18 0 8 6 12 13 12 5 0 12-4 16-12 0-1 14-58 15-66 4-14 12-44 15-55 1-6 13-25 22-34 4-3 16-13 34-13 11 0 17 4 18 4-13 3-22 12-22 23 0 7 5 14 16 14 10 0 22-9 22-24 0-14-13-27-34-27-28 0-46 20-54 32-2-19-18-32-37-32s-27 17-31 24c-7 14-13 39-13 41 0 3 4 3 5 3 5 0 5 0 7-9 7-29 15-49 31-49 7 0 12 3 12 19 0 8-1 13-6 34-8 33-16 65-24 97z">
              <text:p/>
            </draw:path>
            <draw:path draw:style-name="gr3" draw:text-style-name="P1" draw:layer="layout" svg:width="0.087cm" svg:height="0.196cm" svg:x="2.58cm" svg:y="3.724cm" svg:viewBox="0 0 88 197" svg:d="M81 11c0-5-3-11-12-11-8 0-17 7-17 16 0 6 4 11 12 11 9 0 17-8 17-16zM21 160c-1 4-2 7-2 12 0 14 11 25 28 25 28 0 41-40 41-45 0-4-3-4-4-4-4 0-5 3-6 5-6 24-20 36-30 36-6 0-9-4-9-10 0-7 3-13 5-19 4-8 6-15 10-24 2-7 13-33 14-37 1-2 2-6 2-9 0-14-12-25-28-25-29 0-42 40-42 45 0 4 4 4 5 4 5 0 5-2 5-5 8-25 21-36 32-36 5 0 7 2 7 11 0 6-2 10-10 28-6 16-12 32-18 48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09T12:36:28.400465347</dc:date>
    <meta:editing-duration>PT17H47M18S</meta:editing-duration>
    <meta:editing-cycles>58</meta:editing-cycles>
    <meta:generator>LibreOffice/24.2.5.2$Linux_X86_64 LibreOffice_project/420$Build-2</meta:generator>
    <meta:print-date>2024-10-09T12:32:16.557634637</meta:print-date>
    <meta:printed-by>PDF-Dateien</meta:printed-by>
    <meta:document-statistic meta:object-count="42"/>
  </office:meta>
</office:document-meta>
</file>